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>
            <text:p>Uso cinturon \ Victima accidente</text:p>
          </table:table-cell>
          <table:table-cell office:value-type="string">
            <text:p>Victima accidente</text:p>
          </table:table-cell>
          <table:table-cell office:value-type="string">
            <text:p>No victima accidente </text:p>
          </table:table-cell>
          <table:table-cell office:value-type="string">
            <text:p>Suma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Suma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>
            <draw:frame table:end-cell-address="Hoja1.F22" table:end-x="0.552cm" table:end-y="0.3cm" draw:z-index="0" draw:style-name="gr1" svg:width="10.626cm" svg:height="6.974cm" svg:x="0.101cm" svg:y="0.1cm">
              <draw:object draw:notify-on-update-of-ranges="Hoja1.A1:Hoja1.A1 Hoja1.A2:Hoja1.A3 Hoja1.B1:Hoja1.B1 Hoja1.B2:Hoja1.B3 Hoja1.C1:Hoja1.C1 Hoja1.C2:Hoja1.C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6:1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luis</meta:initial-creator>
    <meta:creation-date>2009-01-23T13:47:37.84</meta:creation-date>
    <meta:generator>OpenOffice.org/3.0$Win32 OpenOffice.org_project/300m9$Build-9358</meta:generator>
    <dc:date>2009-01-23T16:13:40.17</dc:date>
    <dc:creator>joseluis</dc:creator>
    <meta:editing-duration>PT02H26M01S</meta:editing-duration>
    <meta:editing-cycles>3</meta:editing-cycles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627cm" svg:height="6.975cm" chart:class="chart:bar" chart:style-name="ch1">
        <chart:title svg:x="1.794cm" svg:y="0.14cm" chart:style-name="ch2">
          <text:p>Diagrama de Barras. Seguridad vial.</text:p>
        </chart:title>
        <chart:legend chart:legend-position="end" svg:x="8.442cm" svg:y="2.596cm" chart:style-name="ch3"/>
        <chart:plot-area chart:style-name="ch4" table:cell-range-address="Hoja1.A1:Hoja1.C3" chart:data-source-has-labels="both" svg:x="0.223cm" svg:y="0.782cm" svg:width="8.008cm" svg:height="5.977cm">
          <chart:axis chart:dimension="x" chart:name="primary-x" chart:style-name="ch5">
            <chart:title svg:x="3.6cm" svg:y="6.3cm" chart:style-name="ch6">
              <text:p>Uso cinturón</text:p>
            </chart:title>
            <chart:categories table:cell-range-address="Hoja1.A2:Hoja1.A3"/>
          </chart:axis>
          <chart:axis chart:dimension="y" chart:name="primary-y" chart:style-name="ch7">
            <chart:title svg:x="0.213cm" svg:y="4.503cm" chart:style-name="ch8">
              <text:p>Frec. absoluta</text:p>
            </chart:title>
            <chart:grid chart:style-name="ch9" chart:class="major"/>
          </chart:axis>
          <chart:series chart:style-name="ch10" chart:values-cell-range-address="Hoja1.B2:Hoja1.B3" chart:label-cell-address="Hoja1.B1:Hoja1.B1" chart:class="chart:bar">
            <chart:data-point chart:repeated="2"/>
          </chart:series>
          <chart:series chart:style-name="ch11" chart:values-cell-range-address="Hoja1.C2:Hoja1.C3" chart:label-cell-address="Hoja1.C1:Hoja1.C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Victima accidente</text:p>
              </table:table-cell>
              <table:table-cell office:value-type="string">
                <text:p text:id="Hoja1.C1:Hoja1.C1">No victima accidente 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3">Si</text:p>
              </table:table-cell>
              <table:table-cell office:value-type="float" office:value="60">
                <text:p text:id="Hoja1.B2:Hoja1.B3">60</text:p>
              </table:table-cell>
              <table:table-cell office:value-type="float" office:value="90">
                <text:p text:id="Hoja1.C2:Hoja1.C3">90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0">
                <text:p>20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